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7"/>
          <table:table-cell office:value-type="float" office:value="550.554299914" calcext:value-type="float">
            <text:p>550.554299914</text:p>
          </table:table-cell>
          <table:table-cell office:value-type="float" office:value="615.50591798" calcext:value-type="float">
            <text:p>615.50591798</text:p>
          </table:table-cell>
          <table:table-cell table:number-columns-repeated="3"/>
          <table:table-cell office:value-type="float" office:value="0.27323102951" calcext:value-type="float">
            <text:p>0.2732310295</text:p>
          </table:table-cell>
          <table:table-cell office:value-type="float" office:value="0.000528812408447" calcext:value-type="float">
            <text:p>0.0005288124</text:p>
          </table:table-cell>
          <table:table-cell office:value-type="float" office:value="0.275042772293" calcext:value-type="float">
            <text:p>0.2750427723</text:p>
          </table:table-cell>
          <table:table-cell office:value-type="float" office:value="3.12218999863" calcext:value-type="float">
            <text:p>3.1221899986</text:p>
          </table:table-cell>
        </table:table-row>
        <table:table-row table:style-name="ro1">
          <table:table-cell table:number-columns-repeated="7"/>
          <table:table-cell office:value-type="float" office:value="552.773375897" calcext:value-type="float">
            <text:p>552.773375897</text:p>
          </table:table-cell>
          <table:table-cell office:value-type="float" office:value="615.50591798" calcext:value-type="float">
            <text:p>615.50591798</text:p>
          </table:table-cell>
          <table:table-cell table:number-columns-repeated="3"/>
          <table:table-cell office:value-type="float" office:value="0.274437904358" calcext:value-type="float">
            <text:p>0.2744379044</text:p>
          </table:table-cell>
          <table:table-cell office:value-type="float" office:value="0.000489950180054" calcext:value-type="float">
            <text:p>0.0004899502</text:p>
          </table:table-cell>
          <table:table-cell office:value-type="float" office:value="0.276233911514" calcext:value-type="float">
            <text:p>0.2762339115</text:p>
          </table:table-cell>
          <table:table-cell office:value-type="float" office:value="3.41648411751" calcext:value-type="float">
            <text:p>3.4164841175</text:p>
          </table:table-cell>
        </table:table-row>
        <table:table-row table:style-name="ro1">
          <table:table-cell table:number-columns-repeated="7"/>
          <table:table-cell office:value-type="float" office:value="537.285587365" calcext:value-type="float">
            <text:p>537.285587365</text:p>
          </table:table-cell>
          <table:table-cell office:value-type="float" office:value="671.139726944" calcext:value-type="float">
            <text:p>671.139726944</text:p>
          </table:table-cell>
          <table:table-cell table:number-columns-repeated="3"/>
          <table:table-cell office:value-type="float" office:value="0.299874067307" calcext:value-type="float">
            <text:p>0.2998740673</text:p>
          </table:table-cell>
          <table:table-cell office:value-type="float" office:value="0.000586986541748" calcext:value-type="float">
            <text:p>0.0005869865</text:p>
          </table:table-cell>
          <table:table-cell office:value-type="float" office:value="0.302639007568" calcext:value-type="float">
            <text:p>0.3026390076</text:p>
          </table:table-cell>
          <table:table-cell office:value-type="float" office:value="3.7911529541" calcext:value-type="float">
            <text:p>3.7911529541</text:p>
          </table:table-cell>
        </table:table-row>
        <table:table-row table:style-name="ro1">
          <table:table-cell table:number-columns-repeated="7"/>
          <table:table-cell office:value-type="float" office:value="561.896747439" calcext:value-type="float">
            <text:p>561.896747439</text:p>
          </table:table-cell>
          <table:table-cell office:value-type="float" office:value="615.50591798" calcext:value-type="float">
            <text:p>615.50591798</text:p>
          </table:table-cell>
          <table:table-cell table:number-columns-repeated="3"/>
          <table:table-cell office:value-type="float" office:value="0.271661043167" calcext:value-type="float">
            <text:p>0.2716610432</text:p>
          </table:table-cell>
          <table:table-cell office:value-type="float" office:value="0.000452041625977" calcext:value-type="float">
            <text:p>0.0004520416</text:p>
          </table:table-cell>
          <table:table-cell office:value-type="float" office:value="0.273324966431" calcext:value-type="float">
            <text:p>0.2733249664</text:p>
          </table:table-cell>
          <table:table-cell office:value-type="float" office:value="3.33574509621" calcext:value-type="float">
            <text:p>3.3357450962</text:p>
          </table:table-cell>
        </table:table-row>
        <table:table-row table:style-name="ro1">
          <table:table-cell table:number-columns-repeated="7"/>
          <table:table-cell office:value-type="float" office:value="469.70086567" calcext:value-type="float">
            <text:p>469.70086567</text:p>
          </table:table-cell>
          <table:table-cell office:value-type="float" office:value="701.844237213" calcext:value-type="float">
            <text:p>701.844237213</text:p>
          </table:table-cell>
          <table:table-cell table:number-columns-repeated="3"/>
          <table:table-cell office:value-type="float" office:value="0.312641143799" calcext:value-type="float">
            <text:p>0.3126411438</text:p>
          </table:table-cell>
          <table:table-cell office:value-type="float" office:value="0.000442981719971" calcext:value-type="float">
            <text:p>0.0004429817</text:p>
          </table:table-cell>
          <table:table-cell office:value-type="float" office:value="0.31435418129" calcext:value-type="float">
            <text:p>0.3143541813</text:p>
          </table:table-cell>
          <table:table-cell office:value-type="float" office:value="4.09505796432" calcext:value-type="float">
            <text:p>4.0950579643</text:p>
          </table:table-cell>
        </table:table-row>
        <table:table-row table:style-name="ro1">
          <table:table-cell table:number-columns-repeated="7"/>
          <table:table-cell office:value-type="float" office:value="469.70086567" calcext:value-type="float">
            <text:p>469.70086567</text:p>
          </table:table-cell>
          <table:table-cell office:value-type="float" office:value="712.186906794" calcext:value-type="float">
            <text:p>712.186906794</text:p>
          </table:table-cell>
          <table:table-cell table:number-columns-repeated="3"/>
          <table:table-cell office:value-type="float" office:value="0.301978111267" calcext:value-type="float">
            <text:p>0.3019781113</text:p>
          </table:table-cell>
          <table:table-cell office:value-type="float" office:value="0.00114917755127" calcext:value-type="float">
            <text:p>0.0011491776</text:p>
          </table:table-cell>
          <table:table-cell office:value-type="float" office:value="0.304933071136" calcext:value-type="float">
            <text:p>0.3049330711</text:p>
          </table:table-cell>
          <table:table-cell office:value-type="float" office:value="4.74436807632" calcext:value-type="float">
            <text:p>4.7443680763</text:p>
          </table:table-cell>
        </table:table-row>
        <table:table-row table:style-name="ro1">
          <table:table-cell table:number-columns-repeated="7"/>
          <table:table-cell office:value-type="float" office:value="512.161480024" calcext:value-type="float">
            <text:p>512.161480024</text:p>
          </table:table-cell>
          <table:table-cell office:value-type="float" office:value="671.139726944" calcext:value-type="float">
            <text:p>671.139726944</text:p>
          </table:table-cell>
          <table:table-cell table:number-columns-repeated="3"/>
          <table:table-cell office:value-type="float" office:value="0.295126914978" calcext:value-type="float">
            <text:p>0.295126915</text:p>
          </table:table-cell>
          <table:table-cell office:value-type="float" office:value="0.000505924224854" calcext:value-type="float">
            <text:p>0.0005059242</text:p>
          </table:table-cell>
          <table:table-cell office:value-type="float" office:value="0.29688501358" calcext:value-type="float">
            <text:p>0.2968850136</text:p>
          </table:table-cell>
          <table:table-cell office:value-type="float" office:value="4.12824010849" calcext:value-type="float">
            <text:p>4.1282401085</text:p>
          </table:table-cell>
        </table:table-row>
        <table:table-row table:style-name="ro1">
          <table:table-cell table:number-columns-repeated="7"/>
          <table:table-cell office:value-type="float" office:value="487.753905198" calcext:value-type="float">
            <text:p>487.753905198</text:p>
          </table:table-cell>
          <table:table-cell office:value-type="float" office:value="701.844237213" calcext:value-type="float">
            <text:p>701.844237213</text:p>
          </table:table-cell>
          <table:table-cell table:number-columns-repeated="3"/>
          <table:table-cell office:value-type="float" office:value="0.292607069016" calcext:value-type="float">
            <text:p>0.292607069</text:p>
          </table:table-cell>
          <table:table-cell office:value-type="float" office:value="0.000784158706665" calcext:value-type="float">
            <text:p>0.0007841587</text:p>
          </table:table-cell>
          <table:table-cell office:value-type="float" office:value="0.295828819275" calcext:value-type="float">
            <text:p>0.2958288193</text:p>
          </table:table-cell>
          <table:table-cell office:value-type="float" office:value="4.21554112434" calcext:value-type="float">
            <text:p>4.2155411243</text:p>
          </table:table-cell>
        </table:table-row>
        <table:table-row table:style-name="ro1">
          <table:table-cell table:number-columns-repeated="7"/>
          <table:table-cell office:value-type="float" office:value="469.70086567" calcext:value-type="float">
            <text:p>469.70086567</text:p>
          </table:table-cell>
          <table:table-cell office:value-type="float" office:value="711.737399854" calcext:value-type="float">
            <text:p>711.737399854</text:p>
          </table:table-cell>
          <table:table-cell table:number-columns-repeated="3"/>
          <table:table-cell office:value-type="float" office:value="0.301367044449" calcext:value-type="float">
            <text:p>0.3013670444</text:p>
          </table:table-cell>
          <table:table-cell office:value-type="float" office:value="0.000695943832397" calcext:value-type="float">
            <text:p>0.0006959438</text:p>
          </table:table-cell>
          <table:table-cell office:value-type="float" office:value="0.303982973099" calcext:value-type="float">
            <text:p>0.3039829731</text:p>
          </table:table-cell>
          <table:table-cell office:value-type="float" office:value="4.43746089935" calcext:value-type="float">
            <text:p>4.4374608994</text:p>
          </table:table-cell>
        </table:table-row>
        <table:table-row table:style-name="ro1">
          <table:table-cell table:number-columns-repeated="7"/>
          <table:table-cell office:value-type="float" office:value="550.554299914" calcext:value-type="float">
            <text:p>550.554299914</text:p>
          </table:table-cell>
          <table:table-cell office:value-type="float" office:value="619.272833148" calcext:value-type="float">
            <text:p>619.272833148</text:p>
          </table:table-cell>
          <table:table-cell table:number-columns-repeated="3"/>
          <table:table-cell office:value-type="float" office:value="0.29918384552" calcext:value-type="float">
            <text:p>0.2991838455</text:p>
          </table:table-cell>
          <table:table-cell office:value-type="float" office:value="0.000669002532959" calcext:value-type="float">
            <text:p>0.0006690025</text:p>
          </table:table-cell>
          <table:table-cell office:value-type="float" office:value="0.302009105682" calcext:value-type="float">
            <text:p>0.3020091057</text:p>
          </table:table-cell>
          <table:table-cell office:value-type="float" office:value="3.54532313347" calcext:value-type="float">
            <text:p>3.5453231335</text:p>
          </table:table-cell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cost robot 0</text:p>
          </table:table-cell>
          <table:table-cell office:value-type="string" calcext:value-type="string">
            <text:p>cost robot 1</text:p>
          </table:table-cell>
          <table:table-cell table:number-columns-repeated="3"/>
          <table:table-cell office:value-type="string" calcext:value-type="string">
            <text:p>loop time</text:p>
          </table:table-cell>
          <table:table-cell office:value-type="string" calcext:value-type="string">
            <text:p>atrib time</text:p>
          </table:table-cell>
          <table:table-cell office:value-type="string" calcext:value-type="string">
            <text:p>heu tot time</text:p>
          </table:table-cell>
          <table:table-cell office:value-type="string" calcext:value-type="string">
            <text:p>tot tot ti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table:number-columns-repeated="5"/>
          <table:table-cell table:formula="of:=AVERAGE([.M1:.M20])" office:value-type="float" office:value="0.2922108173371" calcext:value-type="float">
            <text:p>0.2922108173</text:p>
          </table:table-cell>
          <table:table-cell table:formula="of:=AVERAGE([.N1:.N20])" office:value-type="float" office:value="0.0006304979324342" calcext:value-type="float">
            <text:p>0.0006304979</text:p>
          </table:table-cell>
          <table:table-cell table:formula="of:=AVERAGE([.O1:.O20])" office:value-type="float" office:value="0.2945233821868" calcext:value-type="float">
            <text:p>0.2945233822</text:p>
          </table:table-cell>
          <table:table-cell table:formula="of:=AVERAGE([.P1:.P20])" office:value-type="float" office:value="3.883156347274" calcext:value-type="float">
            <text:p>3.88315634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igma</text:p>
          </table:table-cell>
          <table:table-cell table:formula="of:=VAR([.H1:.H20])^0.5" office:value-type="float" office:value="38.7912363340046" calcext:value-type="float">
            <text:p>38.791236334</text:p>
          </table:table-cell>
          <table:table-cell table:formula="of:=VAR([.I1:.I20])^0.5" office:value-type="float" office:value="42.9739519790518" calcext:value-type="float">
            <text:p>42.973951979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8:34:57.271622928</meta:creation-date>
    <meta:generator>LibreOffice/4.2.8.2$Linux_X86_64 LibreOffice_project/420m0$Build-2</meta:generator>
    <dc:date>2018-09-14T21:14:41.707454545</dc:date>
    <meta:editing-duration>P0D</meta:editing-duration>
    <meta:editing-cycles>1</meta:editing-cycles>
    <meta:document-statistic meta:table-count="1" meta:cell-count="74" meta:object-count="0"/>
  </office:meta>
</office:document-meta>
</file>